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woPhaseAnnotationProcessor.pro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woPhaseAnnotationProcessor.getResourceString( String id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woPhaseAnnotationProcessor.isReconcilePha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woPhaseAnnotationProcessor.getOption( String option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woPhaseAnnotationProcessor.che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woPhaseAnnotationProcessor.TwoPhaseAnnotationProcess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woPhaseAnnotationProcessor.printWarning( Declaration d , String id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woPhaseAnnotationProcess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woPhaseAnnotationProcessor.printError( Declaration d , String id , Object ...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